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1.299cm" fo:min-width="0.11cm" draw:shadow="visible" draw:shadow-offset-x="0.071cm" draw:shadow-offset-y="0.071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1.606cm" fo:min-width="0.11cm" draw:shadow="visible" draw:shadow-offset-x="0.071cm" draw:shadow-offset-y="0.071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208cm" fo:min-width="0.105cm" draw:shadow="visible" draw:shadow-offset-x="0.071cm" draw:shadow-offset-y="0.071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025cm" fo:min-width="0.11cm" draw:shadow="visible" draw:shadow-offset-x="0.071cm" draw:shadow-offset-y="0.071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87cm" fo:min-width="1.887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945cm" draw:shadow="hidden" draw:shadow-offset-x="0.071cm" draw:shadow-offset-y="0.071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26pt" fo:font-weight="bold"/>
    </style:style>
    <style:style style:name="T1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1cm" svg:height="1.549cm" svg:x="0.148cm" svg:y="1.4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1cm" svg:height="1.856cm" svg:x="1.685cm" svg:y="1.1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05cm" svg:height="0.458cm" svg:x="0.928cm" svg:y="2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1cm" svg:height="1.275cm" svg:x="2.447cm" svg:y="1.7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15cm" svg:height="0.965cm" svg:x="0.339cm" svg:y="0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2.699cm" svg:height="1.115cm" svg:x="0.206cm" svg:y="0.085cm">
          <draw:text-box>
            <text:p><text:span text:style-name="T1">.SV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2-27T10:31:00.032082445</dc:date>
    <dc:creator>Gilles Mouchard</dc:creator>
    <meta:editing-duration>PT4H48M9S</meta:editing-duration>
    <meta:editing-cycles>17</meta:editing-cycles>
    <meta:generator>LibreOffice/6.1.5.2$Linux_X86_64 LibreOffice_project/10$Build-2</meta:generator>
    <meta:document-statistic meta:object-count="6"/>
  </office:meta>
</office:document-meta>
</file>